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ca9ed" officeooo:paragraph-rsid="000ca9e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language="en" fo:country="US" officeooo:rsid="000da538" officeooo:paragraph-rsid="000da538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en" fo:country="US" officeooo:rsid="0011ffe2" officeooo:paragraph-rsid="0011ffe2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en" fo:country="US" officeooo:rsid="0015b1c8" officeooo:paragraph-rsid="0015b1c8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en" fo:country="US" officeooo:rsid="0016de44" officeooo:paragraph-rsid="0016de44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en" fo:country="US" officeooo:rsid="00178759" officeooo:paragraph-rsid="00178759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en" fo:country="US" officeooo:rsid="00182367" officeooo:paragraph-rsid="00182367"/>
    </style:style>
    <style:style style:name="T1" style:family="text">
      <style:text-properties fo:language="ru" fo:country="RU" officeooo:rsid="0010a4b8"/>
    </style:style>
    <style:style style:name="T2" style:family="text">
      <style:text-properties fo:language="ru" fo:country="RU" officeooo:rsid="0016de44"/>
    </style:style>
    <style:style style:name="T3" style:family="text">
      <style:text-properties officeooo:rsid="000e892e"/>
    </style:style>
    <style:style style:name="T4" style:family="text">
      <style:text-properties officeooo:rsid="000ee55a"/>
    </style:style>
    <style:style style:name="T5" style:family="text">
      <style:text-properties officeooo:rsid="0013d3cf"/>
    </style:style>
    <style:style style:name="T6" style:family="text">
      <style:text-properties officeooo:rsid="0015b1c8"/>
    </style:style>
    <style:style style:name="T7" style:family="text">
      <style:text-properties officeooo:rsid="0015d25d"/>
    </style:style>
    <style:style style:name="T8" style:family="text">
      <style:text-properties officeooo:rsid="0016de44"/>
    </style:style>
    <style:style style:name="T9" style:family="text">
      <style:text-properties officeooo:rsid="00178759"/>
    </style:style>
    <style:style style:name="T10" style:family="text">
      <style:text-properties officeooo:rsid="00182367"/>
    </style:style>
    <style:style style:name="T11" style:family="text">
      <style:text-properties officeooo:rsid="00195a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lish homework</text:p>
      <text:p text:style-name="P1">Have you ever imagine what it would be like to give up technology? I want to spend a week without my headphones.</text:p>
      <text:p text:style-name="P2">The first thing I usually do in the morning is listen to music in bathroom when I’m brushing my teeth. <text:span text:style-name="T8">I can’t listen to music on my phone or speakers, cause my roommates sleep in the morning and I wake up early. </text:span><text:span text:style-name="T3">It was very uncomfortable </text:span><text:span text:style-name="T4">to do it without music. But I put my headphones in the wardrobe</text:span><text:span text:style-name="T1">. </text:span></text:p>
      <text:p text:style-name="P3">After breakfast, I <text:span text:style-name="T6">needed to go</text:span> to university. I hear all <text:span text:style-name="T10">crowd’s </text:span><text:span text:style-name="T5">sounds. It was awful! I felt really stressed. </text:span><text:span text:style-name="T6">But I ha</text:span><text:span text:style-name="T10">d</text:span><text:span text:style-name="T6"> met my friend and we ha</text:span><text:span text:style-name="T10">d</text:span><text:span text:style-name="T6"> nice dialogue.</text:span></text:p>
      <text:p text:style-name="P4">At the evening I was studying. I noticed that I was more concentrated and I made my homework faster.</text:p>
      <text:p text:style-name="P4">All in all, first day was really <text:span text:style-name="T7">hard and I was one step away from giving up, but I could spend the day without headphones</text:span><text:span text:style-name="T2">.</text:span></text:p>
      <text:p text:style-name="P5">At the third day, I realized that I can spend my morning without any music. <text:span text:style-name="T9">It was really cool, ‘cause I didn’t lose my focus and distract</text:span><text:span text:style-name="T10">ed</text:span><text:span text:style-name="T9">. Walking at the street without headphones still uncomfortable, but I tried get satisfaction by listening town’s noise. I have used to studying in silence and became more productive. I thought it’ll be very easy to spend a week without my headphones.</text:span></text:p>
      <text:p text:style-name="P6">At the weekend, I moved to my friend’s place to watch movies. I needed to move by underground and bus, the journey took above the hour. <text:span text:style-name="T10">Previously I had thought that I can’t spend so many time in journey without music, but I took a book and had been reading until I arrived my friend’s house. We talked a lot and watched interesting film, and on my way to home I continued reading the book.</text:span></text:p>
      <text:p text:style-name="P7">All in all, it was really interesting experience. At the beginning of challenge I felt uncomfy and stressed, but at the end I used to spend my days without music in my ears. I think I continue doing homework and spending my morning without music, cause it’s really better for my concentration. But I won’t walking on street without my headphones.</text:p>
      <text:p text:style-name="P7">Undoubtedly, it made me reali<text:span text:style-name="T11">z</text:span>e <text:span text:style-name="T11">just how addicted to technology I am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30T19:55:03.542000000</meta:creation-date>
    <dc:date>2022-10-01T20:19:09.543000000</dc:date>
    <meta:editing-duration>PT59M7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0" meta:word-count="374" meta:character-count="2011" meta:non-whitespace-character-count="1646"/>
  </office:meta>
</office:document-meta>
</file>